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68cm" fo:min-width="1.836cm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width="0cm" draw:marker-end="Arrow" draw:marker-end-width="0.3cm" draw:fill="solid" draw:fill-color="#000000" draw:opacity="100%" draw:textarea-horizontal-align="center" draw:textarea-vertical-align="middle"/>
    </style:style>
    <style:style style:name="gr4" style:family="graphic" style:parent-style-name="standard">
      <style:graphic-properties draw:stroke="solid" svg:stroke-width="0cm" draw:marker-start-width="0cm" draw:marker-end="Arrow" draw:marker-end-width="0cm" draw:fill="none" draw:fill-color="#000000" draw:opacity="100%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13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gr9" style:family="graphic" style:parent-style-name="standard">
      <style:graphic-properties draw:stroke="none" svg:stroke-color="#000000" draw:fill="none" draw:fill-color="#ffffff" fo:min-height="0.512cm"/>
    </style:style>
    <style:style style:name="gr10" style:family="graphic" style:parent-style-name="standard">
      <style:graphic-properties draw:stroke="none" svg:stroke-color="#000000" draw:fill="none" draw:fill-color="#ffffff" fo:min-height="0.25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 draw:opacity="100%"/>
      <style:paragraph-properties fo:text-align="center"/>
    </style:style>
    <style:style style:name="P4" style:family="paragraph">
      <loext:graphic-properties draw:fill="none" draw:fill-color="#000000" draw:opacity="100%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302cm" svg:height="2.286cm" svg:x="12.684cm" svg:y="9.69cm">
          <text:p text:style-name="P1">Math Book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svg:x1="15.503cm" svg:y1="10.024cm" svg:x2="19.827cm" svg:y2="7.845cm" draw:start-shape="id1" draw:start-glue-point="11" svg:d="M15503 10024v-1507h4324v-672" svg:viewBox="0 0 4325 2180">
          <text:p/>
        </draw:connector>
        <draw:g>
          <draw:polygon draw:style-name="gr3" draw:text-style-name="P3" draw:layer="layout" svg:width="0.449cm" svg:height="0.24cm" svg:x="20.362cm" svg:y="11.885cm" svg:viewBox="0 0 450 241" draw:points="450,121 0,241 0,0">
            <text:p/>
          </draw:polygon>
          <draw:polyline draw:style-name="gr4" draw:text-style-name="P4" draw:layer="layout" svg:width="4.395cm" svg:height="0.917cm" svg:x="15.986cm" svg:y="11.087cm" svg:viewBox="0 0 4396 918" draw:points="0,0 2703,0 2703,918 4396,918">
            <text:p/>
          </draw:polyline>
        </draw:g>
        <draw:frame draw:style-name="gr5" draw:text-style-name="P5" draw:layer="layout" svg:width="3.321cm" svg:height="0.962cm" svg:x="19.415cm" svg:y="7.15cm">
          <draw:text-box>
            <text:p>Arithmetic</text:p>
          </draw:text-box>
        </draw:frame>
        <draw:frame draw:style-name="gr6" draw:text-style-name="P5" draw:layer="layout" svg:width="3.302cm" svg:height="0.962cm" svg:x="20.558cm" svg:y="11.214cm">
          <draw:text-box>
            <text:p>Formulas</text:p>
          </draw:text-box>
        </draw:frame>
        <draw:connector draw:style-name="gr7" draw:text-style-name="P2" draw:layer="layout" svg:x1="15.503cm" svg:y1="11.642cm" svg:x2="18.399cm" svg:y2="14.589cm" draw:start-shape="id1" draw:start-glue-point="9" draw:end-shape="id2" draw:end-glue-point="3" svg:d="M15503 11642v2947h2896" svg:viewBox="0 0 2897 2948">
          <text:p/>
        </draw:connector>
        <draw:frame draw:style-name="gr8" draw:text-style-name="P5" xml:id="id2" draw:id="id2" draw:layer="layout" svg:width="3.429cm" svg:height="1.016cm" svg:x="18.399cm" svg:y="14.081cm">
          <draw:text-box>
            <text:p>Algebra</text:p>
          </draw:text-box>
        </draw:frame>
        <draw:line draw:style-name="gr7" draw:text-style-name="P2" draw:layer="layout" svg:x1="14.335cm" svg:y1="12.103cm" svg:x2="14.208cm" svg:y2="17.183cm">
          <text:p/>
        </draw:line>
        <draw:connector draw:style-name="gr7" draw:text-style-name="P2" draw:layer="layout" svg:x1="12.618cm" svg:y1="11.251cm" svg:x2="7.921cm" svg:y2="10.953cm" svg:d="M12618 11251h-2348v-298h-2349" svg:viewBox="0 0 4698 299">
          <text:p/>
        </draw:connector>
        <draw:connector draw:style-name="gr7" draw:text-style-name="P2" draw:layer="layout" svg:x1="12.982cm" svg:y1="11.946cm" svg:x2="9.707cm" svg:y2="14.658cm" svg:d="M12982 11946h-1637v2712h-1638" svg:viewBox="0 0 3276 2713">
          <text:p/>
        </draw:connector>
        <draw:frame draw:style-name="gr9" draw:text-style-name="P5" draw:layer="layout" svg:width="4.572cm" svg:height="0.962cm" svg:x="4.302cm" svg:y="6.388cm">
          <draw:text-box>
            <text:p>Trigonometry</text:p>
          </draw:text-box>
        </draw:frame>
        <draw:frame draw:style-name="gr5" draw:text-style-name="P5" draw:layer="layout" svg:width="3.288cm" svg:height="0.962cm" svg:x="13.065cm" svg:y="17.818cm">
          <draw:text-box>
            <text:p>Geometry</text:p>
          </draw:text-box>
        </draw:frame>
        <draw:frame draw:style-name="gr5" draw:text-style-name="P5" draw:layer="layout" svg:width="2.297cm" svg:height="0.962cm" svg:x="5.18cm" svg:y="10.452cm">
          <draw:text-box>
            <text:p>Series</text:p>
          </draw:text-box>
        </draw:frame>
        <draw:connector draw:style-name="gr7" draw:text-style-name="P2" draw:layer="layout" svg:x1="12.796cm" svg:y1="9.998cm" svg:x2="9.082cm" svg:y2="6.894cm" svg:d="M12796 9998h-1857v-3104h-1857" svg:viewBox="0 0 3715 3105">
          <text:p/>
        </draw:connector>
        <draw:connector draw:style-name="gr7" draw:text-style-name="P2" draw:layer="layout" svg:x1="13.839cm" svg:y1="9.616cm" svg:x2="12.557cm" svg:y2="3.44cm" draw:end-shape="id3" svg:d="M13839 9616h-391v-6176h-891" svg:viewBox="0 0 1283 6177">
          <text:p/>
        </draw:connector>
        <draw:connector draw:style-name="gr7" draw:text-style-name="P2" draw:layer="layout" svg:x1="14.335cm" svg:y1="9.69cm" svg:x2="17.383cm" svg:y2="3.54cm" draw:start-shape="id1" draw:start-glue-point="4" svg:d="M14335 9690v-3325h3048v-2825" svg:viewBox="0 0 3049 6151">
          <text:p/>
        </draw:connector>
        <draw:frame draw:style-name="gr5" draw:text-style-name="P5" draw:layer="layout" svg:width="2.928cm" svg:height="0.962cm" svg:x="6.334cm" svg:y="14.335cm">
          <draw:text-box>
            <text:p>Calculus</text:p>
          </draw:text-box>
        </draw:frame>
        <draw:frame draw:style-name="gr5" draw:text-style-name="P5" draw:layer="layout" svg:width="3.457cm" svg:height="0.962cm" svg:x="15.605cm" svg:y="2.651cm">
          <draw:text-box>
            <text:p>Probability</text:p>
          </draw:text-box>
        </draw:frame>
        <draw:frame draw:style-name="gr5" draw:text-style-name="P5" xml:id="id3" draw:id="id3" draw:layer="layout" svg:width="3cm" svg:height="0.962cm" svg:x="9.557cm" svg:y="2.959cm">
          <draw:text-box>
            <text:p>Complex</text:p>
          </draw:text-box>
        </draw:frame>
      </draw:page>
      <draw:page draw:name="page2" draw:style-name="dp1" draw:master-page-name="Default">
        <draw:custom-shape draw:style-name="gr1" draw:text-style-name="P1" xml:id="id4" draw:id="id4" draw:layer="layout" svg:width="3.302cm" svg:height="2.286cm" svg:x="12.684cm" svg:y="9.691cm">
          <text:p text:style-name="P1">Math Book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svg:x1="15.503cm" svg:y1="10.025cm" svg:x2="19.827cm" svg:y2="7.846cm" draw:start-shape="id4" draw:start-glue-point="11" svg:d="M15503 10025v-1507h4324v-672" svg:viewBox="0 0 4325 2180">
          <text:p/>
        </draw:connector>
        <draw:g>
          <draw:polygon draw:style-name="gr3" draw:text-style-name="P3" draw:layer="layout" svg:width="0.449cm" svg:height="0.24cm" svg:x="20.362cm" svg:y="11.886cm" svg:viewBox="0 0 450 241" draw:points="450,121 0,241 0,0">
            <text:p/>
          </draw:polygon>
          <draw:polyline draw:style-name="gr4" draw:text-style-name="P4" draw:layer="layout" svg:width="4.395cm" svg:height="0.917cm" svg:x="15.986cm" svg:y="11.088cm" svg:viewBox="0 0 4396 918" draw:points="0,0 2703,0 2703,918 4396,918">
            <text:p/>
          </draw:polyline>
        </draw:g>
        <draw:frame draw:style-name="gr6" draw:text-style-name="P5" draw:layer="layout" svg:width="3.302cm" svg:height="0.962cm" svg:x="20.558cm" svg:y="11.215cm">
          <draw:text-box>
            <text:p>Formulas</text:p>
          </draw:text-box>
        </draw:frame>
        <draw:connector draw:style-name="gr7" draw:text-style-name="P2" draw:layer="layout" svg:x1="15.503cm" svg:y1="11.643cm" svg:x2="18.703cm" svg:y2="14.989cm" draw:start-shape="id4" draw:start-glue-point="9" svg:d="M15503 11643v2091h3200v1255" svg:viewBox="0 0 3201 3347">
          <text:p/>
        </draw:connector>
        <draw:frame draw:style-name="gr10" draw:text-style-name="P5" draw:layer="layout" svg:width="3.429cm" svg:height="0.962cm" svg:x="18.399cm" svg:y="15.025cm">
          <draw:text-box>
            <text:p>Algebra</text:p>
          </draw:text-box>
        </draw:frame>
        <draw:line draw:style-name="gr7" draw:text-style-name="P2" draw:layer="layout" svg:x1="14.335cm" svg:y1="12.104cm" svg:x2="14.208cm" svg:y2="17.184cm">
          <text:p/>
        </draw:line>
        <draw:connector draw:style-name="gr7" draw:text-style-name="P2" draw:layer="layout" svg:x1="12.618cm" svg:y1="11.252cm" svg:x2="7.921cm" svg:y2="10.954cm" svg:d="M12618 11252h-2348v-298h-2349" svg:viewBox="0 0 4698 299">
          <text:p/>
        </draw:connector>
        <draw:connector draw:style-name="gr7" draw:text-style-name="P2" draw:layer="layout" svg:x1="12.982cm" svg:y1="11.947cm" svg:x2="9.707cm" svg:y2="14.659cm" svg:d="M12982 11947h-1637v2712h-1638" svg:viewBox="0 0 3276 2713">
          <text:p/>
        </draw:connector>
        <draw:frame draw:style-name="gr9" draw:text-style-name="P5" draw:layer="layout" svg:width="4.572cm" svg:height="0.962cm" svg:x="6.969cm" svg:y="14.698cm">
          <draw:text-box>
            <text:p>Trigonometry</text:p>
          </draw:text-box>
        </draw:frame>
        <draw:frame draw:style-name="gr5" draw:text-style-name="P5" draw:layer="layout" svg:width="3.288cm" svg:height="0.962cm" svg:x="13.065cm" svg:y="17.819cm">
          <draw:text-box>
            <text:p>Geometry</text:p>
          </draw:text-box>
        </draw:frame>
        <draw:frame draw:style-name="gr5" draw:text-style-name="P5" xml:id="id5" draw:id="id5" draw:layer="layout" svg:width="3cm" svg:height="0.962cm" svg:x="6.636cm" svg:y="6.389cm">
          <draw:text-box>
            <text:p>Complex</text:p>
          </draw:text-box>
        </draw:frame>
        <draw:frame draw:style-name="gr5" draw:text-style-name="P5" draw:layer="layout" svg:width="2.297cm" svg:height="0.962cm" svg:x="6.588cm" svg:y="9.437cm">
          <draw:text-box>
            <text:p>Series</text:p>
          </draw:text-box>
        </draw:frame>
        <draw:frame draw:style-name="gr5" draw:text-style-name="P5" xml:id="id6" draw:id="id6" draw:layer="layout" svg:width="3.457cm" svg:height="0.962cm" svg:x="7.604cm" svg:y="3.595cm">
          <draw:text-box>
            <text:p>Probability</text:p>
          </draw:text-box>
        </draw:frame>
        <draw:connector draw:style-name="gr7" draw:text-style-name="P2" draw:layer="layout" svg:x1="12.796cm" svg:y1="9.999cm" svg:x2="9.636cm" svg:y2="6.87cm" draw:end-shape="id5" svg:d="M12796 9999h-1330v-3129h-1830" svg:viewBox="0 0 3161 3130">
          <text:p/>
        </draw:connector>
        <draw:connector draw:style-name="gr7" draw:text-style-name="P2" draw:layer="layout" svg:x1="13.992cm" svg:y1="9.312cm" svg:x2="11.061cm" svg:y2="4.076cm" draw:end-shape="id6" svg:d="M13992 9312h-1215v-5236h-1716" svg:viewBox="0 0 2932 5237">
          <text:p/>
        </draw:connector>
        <draw:connector draw:style-name="gr7" draw:text-style-name="P2" draw:layer="layout" svg:x1="14.348cm" svg:y1="9.185cm" svg:x2="15.01cm" svg:y2="3.944cm" svg:d="M14348 9185v-2620h662v-2621" svg:viewBox="0 0 663 5242">
          <text:p/>
        </draw:connector>
        <draw:frame draw:style-name="gr5" draw:text-style-name="P5" draw:layer="layout" svg:width="2.758cm" svg:height="0.962cm" svg:x="19.669cm" svg:y="6.588cm">
          <draw:text-box>
            <text:p>Fractal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3T19:20:18.155000000</meta:creation-date>
    <dc:date>2016-12-23T19:34:09.894000000</dc:date>
    <meta:editing-duration>PT13M52S</meta:editing-duration>
    <meta:editing-cycles>1</meta:editing-cycles>
    <meta:document-statistic meta:object-count="41"/>
    <meta:generator>LibreOffice/5.0.3.2$Windows_x86 LibreOffice_project/e5f16313668ac592c1bfb310f4390624e3dbfb75</meta:generator>
  </office:meta>
</office:document-meta>
</file>